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árrafodelista" style:master-page-name="MP0" style:family="paragraph">
      <style:paragraph-properties fo:break-before="page"/>
      <style:text-properties style:font-name="Calibri Light" style:font-name-complex="Calibri Light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3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4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5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6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7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8" style:parent-style-name="Normal" style:family="paragraph">
      <style:text-properties style:font-name="Calibri Light" style:font-name-complex="Calibri Light" fo:font-size="14pt" style:font-size-asian="14pt" style:font-size-complex="14pt"/>
    </style:style>
    <style:style style:name="P9" style:parent-style-name="Normal" style:family="paragraph">
      <style:text-properties style:font-name="Calibri Light" style:font-name-complex="Calibri Light" fo:font-size="14pt" style:font-size-asian="14pt" style:font-size-complex="14pt"/>
    </style:style>
  </office:automatic-styles>
  <office:body>
    <office:text text:use-soft-page-breaks="true">
      <text:list text:style-name="LFO3" text:continue-numbering="true">
        <text:list-item>
          <text:list>
            <text:list-item>
              <text:list>
                <text:list-item>
                  <text:p text:style-name="P1"><text:bookmark-start text:name="__RefHeading___Toc1979_1585771543"/>Plan de construcción y despliegue del software<text:bookmark-end text:name="__RefHeading___Toc1979_1585771543"/></text:p>
                </text:list-item>
              </text:list>
            </text:list-item>
          </text:list>
        </text:list-item>
      </text:list>
      <text:p text:style-name="P2">En la parte referente al back-end, la construcción y despliegue se realizan de la siguiente manera:</text:p>
      <text:p text:style-name="P3">1º) Se lanza la base de datos<text:s/>“upbeat” en<text:s/>PostgreSQL (de momento únicamente en local)<text:s/>con usuario: “postgres” y contraseña: “root” en el puerto 5432.</text:p>
      <text:p text:style-name="P4">2º) Establecer puerto en las propiedades del proyecto Spring para las conexiones HTTP (por defecto se usará el 8080 pero podría llegar a cambiarse en caso de puertos ya ocupados/escuchando).</text:p>
      <text:p text:style-name="P5">3º) Compilar el proyecto utilizando Maven, el cual facilita las dependencias de nuestro proyecto asegurándose que todo quede compilado con las mismas dependencias y funcione correctamente.</text:p>
      <text:p text:style-name="P6">4º) Lanzar el proyecto de Spring (Run)*.</text:p>
      <text:p text:style-name="P7">5º) Para la comprobación del correcto funcionamiento de la parte referente al back-end, antes de conectar con los respectivos proyectos de Angular y Flutter (front-end) se utilizará la herramienta “Postman”. Esta herramienta nos permite hacer peticiones “GET” y “POST”<text:s/>y poder observar su resultado.</text:p>
      <text:p text:style-name="P8">*En caso de encontrar errores, notificar al responsable de dicha parte o, si es posible, solucionar errores cuando sean mínimos y se sepa cómo corregirlos.</text:p>
      <text:p text:style-name="P9">Para el despliegue final del servidor y la base de datos en la entrega final se buscará utilizar plataformas como Heroku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 style:vertical-align="baseline" fo:margin-top="0.1666in" fo:margin-bottom="0.0416in" fo:line-height="100%"/>
      <style:text-properties style:font-name="Arial Black" style:font-name-asian="Arial Black" style:font-name-complex="Arial Black" fo:color="#999999" style:letter-kerning="true" fo:font-size="14pt" style:font-size-asian="14pt" style:font-size-complex="12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Arial Black" style:font-name-asian="Arial Black" style:font-name-complex="Arial Black" fo:color="#999999" style:letter-kerning="true" fo:font-size="14pt" style:font-size-asian="14pt" style:font-size-complex="12pt" style:language-asian="es" style:country-asian="ES"/>
    </style:style>
    <text:list-style style:name="WWNum3" style:display-name="WWNum3">
      <text:list-level-style-number text:level="1" style:num-suffix="." style:num-format="1">
        <style:list-level-properties text:space-before="0in" text:min-label-width="0.6041in" text:list-level-position-and-space-mode="label-alignment">
          <style:list-level-label-alignment text:label-followed-by="space" fo:margin-left="0.6041in" fo:text-indent="-0.6041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6041in" text:list-level-position-and-space-mode="label-alignment">
          <style:list-level-label-alignment text:label-followed-by="space" fo:margin-left="0.6041in" fo:text-indent="-0.6041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6041in" text:list-level-position-and-space-mode="label-alignment">
          <style:list-level-label-alignment text:label-followed-by="space" fo:margin-left="0.6041in" fo:text-indent="-0.6041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6041in" text:list-level-position-and-space-mode="label-alignment">
          <style:list-level-label-alignment text:label-followed-by="space" fo:margin-left="0.6041in" fo:text-indent="-0.6041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space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suffix="." style:num-format="1">
        <style:list-level-properties text:space-before="0in" text:min-label-width="0.6041in" text:list-level-position-and-space-mode="label-alignment">
          <style:list-level-label-alignment text:label-followed-by="space" fo:margin-left="0.6041in" fo:text-indent="-0.6041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 style:font-name-asian="Calibri" style:font-name-complex="Calibri Ligh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format="1" text:start-value="3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4166in" text:list-level-position-and-space-mode="label-alignment">
          <style:list-level-label-alignment text:label-followed-by="listtab" fo:margin-left="0.4166in" fo:text-indent="-0.4166in"/>
        </style:list-level-properties>
      </text:list-level-style-number>
      <text:list-level-style-number text:level="3" style:num-format="1" text:display-levels="3" text:start-value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Piedrafita Barrantes</meta:initial-creator>
    <dc:creator>Alex Piedrafita Barrantes</dc:creator>
    <meta:creation-date>2020-03-16T11:02:00Z</meta:creation-date>
    <dc:date>2020-03-16T12:38:00Z</dc:date>
    <meta:template xlink:href="Normal.dotm" xlink:type="simple"/>
    <meta:editing-cycles>1</meta:editing-cycles>
    <meta:editing-duration>PT5760S</meta:editing-duration>
    <meta:document-statistic meta:page-count="1" meta:paragraph-count="2" meta:word-count="199" meta:character-count="1296" meta:row-count="9" meta:non-whitespace-character-count="1099"/>
  </office:meta>
</office:document-meta>
</file>